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44cm" fo:min-width="6.3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782cm" fo:min-width="4.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544cm" fo:min-width="6.485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Droid Seri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eeeeee"/>
      <style:paragraph-properties fo:text-align="center"/>
      <style:text-properties style:font-name="Droid Serif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Droid Seri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1.508cm" svg:y="1.762cm">
          <text:p text:style-name="P1"><text:span text:style-name="T1">Somewhere in scripts, a </text:span></text:p>
          <text:p text:style-name="P1"><text:span text:style-name="T1">call is done</text:span></text:p>
          <text:p text:style-name="P1"><text:span text:style-name="T1"><text:s/></text:span><text:span text:style-name="T1">to install a </text:span></text:p>
          <text:p text:style-name="P1"><text:span text:style-name="T1">number of app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66cm" svg:y1="3.159cm" svg:x2="9.636cm" svg:y2="3.159cm">
          <text:p/>
        </draw:line>
        <draw:custom-shape draw:style-name="gr3" draw:text-style-name="P5" draw:layer="layout" svg:width="5.08cm" svg:height="2.032cm" svg:x="10.398cm" svg:y="2.905cm">
          <text:p text:style-name="P4"><text:span text:style-name="T2">Counter = counter + 1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943cm" svg:height="0.954cm" svg:x="10.779cm" svg:y="1.889cm">
          <draw:text-box>
            <text:p>Install Function </text:p>
          </draw:text-box>
        </draw:frame>
        <draw:line draw:style-name="gr2" draw:text-style-name="P3" draw:layer="layout" svg:x1="13.065cm" svg:y1="4.937cm" svg:x2="13.065cm" svg:y2="6.588cm">
          <text:p/>
        </draw:line>
        <draw:custom-shape draw:style-name="gr5" draw:text-style-name="P7" draw:layer="layout" svg:width="6.985cm" svg:height="2.794cm" svg:x="9.509cm" svg:y="6.461cm">
          <text:p text:style-name="P1"><text:span text:style-name="T1"><text:s/></text:span><text:span text:style-name="T1">Current array element is</text:span></text:p>
          <text:p text:style-name="P1"><text:span text:style-name="T1"><text:s/></text:span><text:span text:style-name="T1">passed </text:span></text:p>
          <text:p text:style-name="P1"><text:span text:style-name="T1">to a check function 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485cm" svg:height="3.766cm" svg:x="9.001cm" svg:y="9.934cm">
          <draw:text-box>
            <text:p text:style-name="P8">This check will see if the </text:p>
            <text:p text:style-name="P8">element name is equal to</text:p>
            <text:p text:style-name="P8">certain app names that need</text:p>
            <text:p text:style-name="P8">more processing <text:s/>because they </text:p>
            <text:p text:style-name="P8">are not in default repo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1T17:56:09.752988293</meta:creation-date>
    <dc:date>2017-07-02T14:32:08.506070940</dc:date>
    <meta:editing-duration>PT9M31S</meta:editing-duration>
    <meta:editing-cycles>2</meta:editing-cycles>
    <meta:generator>LibreOffice/5.3.3.2$Linux_X86_64 LibreOffice_project/30m0$Build-2</meta:generator>
    <meta:document-statistic meta:object-count="7"/>
  </office:meta>
</office:document-meta>
</file>